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" style:family="paragraph" style:parent-style-name="Text_20_body" style:list-style-name="L6">
      <style:paragraph-properties fo:margin-top="0in" fo:margin-bottom="0in" loext:contextual-spacing="false" fo:line-height="100%"/>
    </style:style>
    <style:style style:name="P4" style:family="paragraph" style:parent-style-name="Text_20_body" style:list-style-name="L7">
      <style:paragraph-properties fo:margin-top="0in" fo:margin-bottom="0in" loext:contextual-spacing="false" fo:line-height="100%"/>
    </style:style>
    <style:style style:name="P5" style:family="paragraph" style:parent-style-name="Text_20_body" style:list-style-name="L1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6" style:family="paragraph" style:parent-style-name="Text_20_body" style:list-style-name="L2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7" style:family="paragraph" style:parent-style-name="Text_20_body" style:list-style-name="L3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8" style:family="paragraph" style:parent-style-name="Text_20_body" style:list-style-name="L4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9" style:family="paragraph" style:parent-style-name="Text_20_body" style:list-style-name="L5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0" style:family="paragraph" style:parent-style-name="Text_20_body" style:list-style-name="L6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P11" style:family="paragraph" style:parent-style-name="Text_20_body" style:list-style-name="L7">
      <style:paragraph-properties fo:margin-top="0in" fo:margin-bottom="0in" loext:contextual-spacing="false" fo:line-height="100%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Sect1" style:family="section">
      <style:section-properties text:dont-balance-text-columns="false" style:editable="false">
        <style:columns fo:column-count="3" fo:column-gap="0in">
          <style:column-sep style:width="0.0035in" style:color="#000000" style:height="100%" style:style="dotted"/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P2" text:outline-level="2"><text:bookmark-start text:name="mouse"/>Mouse<text:bookmark-end text:name="mouse"/></text:h>
        <text:list xml:id="list4069346414" text:style-name="L1">
          <text:list-item>
            <text:p text:style-name="P5">Box tool:</text:p>
            <text:list text:style-name="L2">
              <text:list-item>
                <text:p text:style-name="P6"><text:span text:style-name="T1">left</text:span>: set lower-left corner of box</text:p>
              </text:list-item>
              <text:list-item>
                <text:p text:style-name="P6"><text:span text:style-name="T1">right</text:span>: set upper-right corner of box</text:p>
              </text:list-item>
              <text:list-item>
                <text:p text:style-name="P6"><text:span text:style-name="T1">middle</text:span>: <text:span text:style-name="T1">paint</text:span> layer pointed with cursor in box</text:p>
              </text:list-item>
              <text:list-item>
                <text:p text:style-name="P6"><text:span text:style-name="T1">shift + middle</text:span>: <text:span text:style-name="T1">erase</text:span> layer pointed with cursor in box</text:p>
              </text:list-item>
            </text:list>
          </text:list-item>
          <text:list-item>
            <text:p text:style-name="P5">Layer selection tool:</text:p>
            <text:list text:style-name="L3">
              <text:list-item>
                <text:p text:style-name="P7"><text:span text:style-name="T1">left</text:span>: show selected layer, cf.~<text:span text:style-name="T1">see</text:span></text:p>
              </text:list-item>
              <text:list-item>
                <text:p text:style-name="P7"><text:span text:style-name="T1">right</text:span>: hide selected layer, cf.~<text:span text:style-name="T1">see</text:span> no</text:p>
              </text:list-item>
            </text:list>
          </text:list-item>
          <text:list-item>
            <text:p text:style-name="P5">Wiring tool:</text:p>
            <text:list text:style-name="L4">
              <text:list-item>
                <text:p text:style-name="P8"><text:span text:style-name="T1">left</text:span>: pick wire material and size from cursor</text:p>
              </text:list-item>
              <text:list-item>
                <text:p text:style-name="P8"><text:span text:style-name="T1">middle</text:span>: place wire at cursor</text:p>
              </text:list-item>
              <text:list-item>
                <text:p text:style-name="P8"><text:span text:style-name="T1">right</text:span>: cancel wire</text:p>
              </text:list-item>
              <text:list-item>
                <text:p text:style-name="P8"><text:span text:style-name="T1">shift + left</text:span>: change to higher layer (e.g. m1 to m2)</text:p>
              </text:list-item>
              <text:list-item>
                <text:p text:style-name="P8"><text:span text:style-name="T1">shift + right</text:span>: change to lower layer (e.g. m2 to m1)</text:p>
              </text:list-item>
              <text:list-item>
                <text:p text:style-name="P8"><text:span text:style-name="T1">shift + middle</text:span>: place a contact at cursor and continue on higher layer</text:p>
              </text:list-item>
            </text:list>
          </text:list-item>
          <text:list-item>
            <text:p text:style-name="P5">Pick tool:</text:p>
            <text:list text:style-name="L5">
              <text:list-item>
                <text:p text:style-name="P9"><text:span text:style-name="T1">left</text:span>: remove current selection and follow cursor</text:p>
              </text:list-item>
              <text:list-item>
                <text:p text:style-name="P9"><text:span text:style-name="T1">middle</text:span>: place a copy and continue</text:p>
              </text:list-item>
              <text:list-item>
                <text:p text:style-name="P9"><text:span text:style-name="T1">right</text:span>: cancel</text:p>
              </text:list-item>
              <text:list-item>
                <text:p text:style-name="P9"><text:span text:style-name="T1">shift + middle</text:span>: make a copy of selection and follow cursor</text:p>
              </text:list-item>
            </text:list>
          </text:list-item>
        </text:list>
        <text:h text:style-name="P2" text:outline-level="2"><text:bookmark-start text:name="keyboard"/>Keyboard:<text:bookmark-end text:name="keyboard"/></text:h>
        <text:list xml:id="list3741222233" text:style-name="L6">
          <text:list-item>
            <text:p text:style-name="P10"><text:span text:style-name="T1">a</text:span>: select everything in box</text:p>
          </text:list-item>
          <text:list-item>
            <text:p text:style-name="P10"><text:span text:style-name="T1">A</text:span>: select additional objects in box</text:p>
          </text:list-item>
          <text:list-item>
            <text:p text:style-name="P10"><text:span text:style-name="T1">ctrl-A</text:span>: deselect objects in box</text:p>
          </text:list-item>
          <text:list-item>
            <text:p text:style-name="P10"><text:span text:style-name="T1">b</text:span>: print information about the <text:span text:style-name="T1">box</text:span></text:p>
          </text:list-item>
          <text:list-item>
            <text:p text:style-name="P10"><text:span text:style-name="T1">B</text:span>: center window on the box</text:p>
          </text:list-item>
          <text:list-item>
            <text:p text:style-name="P10"><text:span text:style-name="T1">c</text:span>: <text:span text:style-name="T1">copy</text:span></text:p>
          </text:list-item>
          <text:list-item>
            <text:p text:style-name="P10"><text:span text:style-name="T1">d</text:span>: <text:span text:style-name="T1">delete</text:span> selection</text:p>
          </text:list-item>
          <text:list-item>
            <text:p text:style-name="P10"><text:span text:style-name="T1">ctrl-D</text:span>: delete all layers and labels in box selected by cursor</text:p>
          </text:list-item>
          <text:list-item>
            <text:p text:style-name="P10"><text:span text:style-name="T1">e</text:span>: makes the selected cell the new <text:span text:style-name="T1">edit</text:span> cell</text:p>
          </text:list-item>
          <text:list-item>
            <text:p text:style-name="P10"><text:span text:style-name="T1">F</text:span>: flip the selection upside-down</text:p>
          </text:list-item>
          <text:list-item>
            <text:p text:style-name="P10"><text:span text:style-name="T1">g</text:span>: toggle <text:span text:style-name="T1">grid</text:span></text:p>
          </text:list-item>
          <text:list-item>
            <text:p text:style-name="P10"><text:span text:style-name="T1">G</text:span>: toggle <text:span text:style-name="T1">grid 2</text:span></text:p>
          </text:list-item>
          <text:list-item>
            <text:p text:style-name="P10"><text:span text:style-name="T1">i</text:span>: select instance under cursor</text:p>
          </text:list-item>
          <text:list-item>
            <text:p text:style-name="P10"><text:span text:style-name="T1">I</text:span>: select additional instance under cursor</text:p>
          </text:list-item>
          <text:list-item>
            <text:p text:style-name="P10"><text:span text:style-name="T1">ctrl-I</text:span>: deselect instance under cursor</text:p>
          </text:list-item>
          <text:list-item>
            <text:p text:style-name="P10"><text:span text:style-name="T1">m</text:span>: <text:span text:style-name="T1">move</text:span> selection to cursor position</text:p>
          </text:list-item>
          <text:list-item>
            <text:p text:style-name="P10"><text:span text:style-name="T1">o</text:span>: <text:span text:style-name="T1">openwindow</text:span> (with current selection)</text:p>
          </text:list-item>
          <text:list-item>
            <text:p text:style-name="P10"><text:span text:style-name="T1">r</text:span>: <text:span text:style-name="T1">rotate</text:span> 90~degree</text:p>
          </text:list-item>
          <text:list-item>
            <text:p text:style-name="P10"><text:span text:style-name="T1">R</text:span>: <text:span text:style-name="T1">rotate</text:span> -90~degree</text:p>
          </text:list-item>
          <text:list-item>
            <text:p text:style-name="P10"><text:span text:style-name="T1">s</text:span>: <text:span text:style-name="T1">select</text:span> objects under cursor</text:p>
          </text:list-item>
          <text:list-item>
            <text:p text:style-name="P10"><text:span text:style-name="T1">S</text:span>: <text:span text:style-name="T1">select</text:span> additional objects under cursor</text:p>
          </text:list-item>
          <text:list-item>
            <text:p text:style-name="P10"><text:span text:style-name="T1">ctrl-S</text:span>: deselect objects under cursor</text:p>
          </text:list-item>
          <text:list-item>
            <text:p text:style-name="P10"><text:span text:style-name="T1">u</text:span>: <text:span text:style-name="T1">undo</text:span> the last operation</text:p>
          </text:list-item>
          <text:list-item>
            <text:p text:style-name="P10"><text:span text:style-name="T1">U</text:span>: <text:span text:style-name="T1">redo</text:span> the last undo</text:p>
          </text:list-item>
          <text:list-item>
            <text:p text:style-name="P10"><text:span text:style-name="T1">v</text:span>: <text:span text:style-name="T1">view</text:span>, full view of layout</text:p>
          </text:list-item>
          <text:list-item>
            <text:p text:style-name="P10"><text:span text:style-name="T1">w</text:span>: <text:span text:style-name="T1">writeall</text:span> changed cells to disk</text:p>
          </text:list-item>
          <text:list-item>
            <text:p text:style-name="P10"><text:span text:style-name="T1">x</text:span>: <text:span text:style-name="T1">expand</text:span> cells (make visible) in box</text:p>
          </text:list-item>
          <text:list-item>
            <text:p text:style-name="P10"><text:span text:style-name="T1">X</text:span>: <text:span text:style-name="T1">unexpand</text:span> cells (hide) inside the box</text:p>
          </text:list-item>
          <text:list-item>
            <text:p text:style-name="P10"><text:span text:style-name="T1">ctrl-X</text:span>: toggle the visibility of cells in box</text:p>
          </text:list-item>
          <text:list-item>
            <text:p text:style-name="P10"><text:span text:style-name="T1">y</text:span>: <text:span text:style-name="T1">drc why</text:span></text:p>
          </text:list-item>
          <text:list-item>
            <text:p text:style-name="P10"><text:span text:style-name="T1">z</text:span>: zoom out</text:p>
          </text:list-item>
          <text:list-item>
            <text:p text:style-name="P10"><text:span text:style-name="T1">Z</text:span>: zoom in</text:p>
          </text:list-item>
          <text:list-item>
            <text:p text:style-name="P10"><text:span text:style-name="T1">ctrl-Z</text:span>: zoom in on box</text:p>
          </text:list-item>
          <text:list-item>
            <text:p text:style-name="P10"><text:span text:style-name="T1">&gt;</text:span>: edit the selected cell in layout window (cf.~<text:span text:style-name="T1">&lt;</text:span>)</text:p>
          </text:list-item>
          <text:list-item>
            <text:p text:style-name="P10"><text:span text:style-name="T1">&lt;</text:span>: return from editing a cell (cf.~<text:span text:style-name="T1">&gt;</text:span>)</text:p>
          </text:list-item>
          <text:list-item>
            <text:p text:style-name="P10"><text:span text:style-name="T1">,</text:span>: clear selection</text:p>
          </text:list-item>
          <text:list-item>
            <text:p text:style-name="P10"><text:span text:style-name="T1">:</text:span>: directly jump to command window (like VI)</text:p>
          </text:list-item>
          <text:list-item>
            <text:p text:style-name="P10"><text:span text:style-name="T1">space</text:span>: change the tool</text:p>
          </text:list-item>
          <text:list-item>
            <text:p text:style-name="P10"><text:span text:style-name="T1">shift + space</text:span>: change to the box tool</text:p>
          </text:list-item>
          <text:list-item>
            <text:p text:style-name="P3"><text:span text:style-name="T7">keypad-2</text:span><text:span text:style-name="T6">: move selection south, equivalent to </text:span><text:span text:style-name="Source_5f_Text"><text:span text:style-name="T6">move s 1</text:span></text:span></text:p>
          </text:list-item>
          <text:list-item>
            <text:p text:style-name="P3"><text:span text:style-name="T7">shift + keypad-2</text:span><text:span text:style-name="T6">: stretch selection south, equivalent to </text:span><text:span text:style-name="Source_5f_Text"><text:span text:style-name="T6">stretch s 1</text:span></text:span></text:p>
          </text:list-item>
          <text:list-item>
            <text:p text:style-name="P3"><text:span text:style-name="T7">keypad-4</text:span><text:span text:style-name="T6">: move selection west, equivalent to </text:span><text:span text:style-name="Source_5f_Text"><text:span text:style-name="T6">move w 1</text:span></text:span></text:p>
          </text:list-item>
          <text:list-item>
            <text:p text:style-name="P3"><text:span text:style-name="T7">shift + keypad-4</text:span><text:span text:style-name="T6">: stretch selection west, equivalent to </text:span><text:span text:style-name="Source_5f_Text"><text:span text:style-name="T6">stretch w 1</text:span></text:span></text:p>
          </text:list-item>
          <text:list-item>
            <text:p text:style-name="P3"><text:span text:style-name="T7">keypad-6</text:span><text:span text:style-name="T6">: move selection east, equivalent to </text:span><text:span text:style-name="Source_5f_Text"><text:span text:style-name="T6">move e 1</text:span></text:span></text:p>
          </text:list-item>
          <text:list-item>
            <text:p text:style-name="P3"><text:span text:style-name="T7">shift + keypad-6</text:span><text:span text:style-name="T6">: stretch selection east, equivalent to </text:span><text:span text:style-name="Source_5f_Text"><text:span text:style-name="T6">stretch e 1</text:span></text:span></text:p>
          </text:list-item>
          <text:list-item>
            <text:p text:style-name="P3"><text:span text:style-name="T7">keypad-8</text:span><text:span text:style-name="T6">: move selection north, equivalent to </text:span><text:span text:style-name="Source_5f_Text"><text:span text:style-name="T6">move n 1</text:span></text:span></text:p>
          </text:list-item>
          <text:list-item>
            <text:p text:style-name="P3"><text:span text:style-name="T7">shift + keypad-8</text:span><text:span text:style-name="T6">: stretch selection north, equivalent to </text:span><text:span text:style-name="Source_5f_Text"><text:span text:style-name="T6">stretch n 1</text:span></text:span></text:p>
          </text:list-item>
          <text:list-item>
            <text:p text:style-name="P10"><text:span text:style-name="T1">f</text:span>: full layout view</text:p>
          </text:list-item>
          <text:list-item>
            <text:p text:style-name="P10"><text:span text:style-name="T1">ctrl-F</text:span>: flip the selection sideways</text:p>
          </text:list-item>
          <text:list-item>
            <text:p text:style-name="P10"><text:span text:style-name="T1">k</text:span>: measure (ruler)</text:p>
          </text:list-item>
          <text:list-item>
            <text:p text:style-name="P10"><text:span text:style-name="T1">K</text:span>: remove rulers</text:p>
          </text:list-item>
          <text:list-item>
            <text:p text:style-name="P10"><text:span text:style-name="T1">p</text:span>: draw a wiring path</text:p>
          </text:list-item>
          <text:list-item>
            <text:p text:style-name="P10"><text:span text:style-name="T1">q</text:span>: open poperty dialog of p-cell</text:p>
          </text:list-item>
          <text:list-item>
            <text:p text:style-name="P10"><text:span text:style-name="T1">?</text:span>: show what is contained in box</text:p>
          </text:list-item>
          <text:list-item>
            <text:p text:style-name="P10"><text:span text:style-name="T1">=</text:span>: find DRC error(s) and zoom to it (thanks M.~Guthaus)</text:p>
          </text:list-item>
          <text:list-item>
            <text:p text:style-name="P10"><text:span text:style-name="T1">0</text:span>: show locali</text:p>
          </text:list-item>
          <text:list-item>
            <text:p text:style-name="P10"><text:span text:style-name="T1">!</text:span>: show metal-1</text:p>
          </text:list-item>
          <text:list-item>
            <text:p text:style-name="P3"><text:span text:style-name="Source_5f_Text"><text:span text:style-name="T6">@</text:span></text:span><text:span text:style-name="T6">: show metal-2</text:span></text:p>
          </text:list-item>
          <text:list-item>
            <text:p text:style-name="P10"><text:span text:style-name="T1">#</text:span>: show metal-3</text:p>
          </text:list-item>
          <text:list-item>
            <text:p text:style-name="P10"><text:span text:style-name="T1">$</text:span>: show metal-4</text:p>
          </text:list-item>
          <text:list-item>
            <text:p text:style-name="P10"><text:span text:style-name="T1">%</text:span>: show metal-5</text:p>
          </text:list-item>
          <text:list-item>
            <text:p text:style-name="P10"><text:span text:style-name="T1">9</text:span>: show all layers</text:p>
          </text:list-item>
        </text:list>
        <text:h text:style-name="P2" text:outline-level="2"><text:bookmark-start text:name="commands"/><text:soft-page-break/>Commands<text:bookmark-end text:name="commands"/></text:h>
        <text:list xml:id="list1913348369" text:style-name="L7">
          <text:list-item>
            <text:p text:style-name="P11"><text:span text:style-name="T1">addpath</text:span> [<text:span text:style-name="T2">path</text:span>]: add search <text:span text:style-name="T2">path</text:span> of cells</text:p>
          </text:list-item>
          <text:list-item>
            <text:p text:style-name="P11"><text:span text:style-name="T1">antennacheck</text:span>: run antenna check on cell</text:p>
          </text:list-item>
          <text:list-item>
            <text:p text:style-name="P11"><text:span text:style-name="T1">array</text:span> <text:span text:style-name="T2">xsize</text:span> <text:span text:style-name="T2">ysize</text:span>: array the selection <text:span text:style-name="T2">xsize</text:span>-times in X, <text:span text:style-name="T2">ysize</text:span>-times in Y, spacing by box</text:p>
          </text:list-item>
          <text:list-item>
            <text:p text:style-name="P11"><text:span text:style-name="T1">box</text:span> [<text:span text:style-name="T2">options</text:span>]: print information about the box like <text:span text:style-name="T1">b</text:span>, or manipulate it in various ways</text:p>
          </text:list-item>
          <text:list-item>
            <text:p text:style-name="P11"><text:span text:style-name="T1">cif</text:span> [<text:span text:style-name="T2">options</text:span>]: powerful command with various options (like generating mask layers, calculate density, etc.). Consult online help.</text:p>
          </text:list-item>
          <text:list-item>
            <text:p text:style-name="P11"><text:span text:style-name="T1">contact</text:span> <text:span text:style-name="T2">type</text:span>: create contact inside box of intersecting layers</text:p>
          </text:list-item>
          <text:list-item>
            <text:p text:style-name="P11"><text:span text:style-name="T1">copy</text:span> [<text:span text:style-name="T2">to x y</text:span>]: <text:span text:style-name="T1">copy</text:span> to current cursor position or to <text:span text:style-name="T2">x</text:span>/<text:span text:style-name="T2">y</text:span>-position</text:p>
          </text:list-item>
          <text:list-item>
            <text:p text:style-name="P11"><text:span text:style-name="T1">corner</text:span> <text:span text:style-name="T2">dir1</text:span> <text:span text:style-name="T2">dir2</text:span>: draws a corner inside box, first in <text:span text:style-name="T2">dir1</text:span>, then in <text:span text:style-name="T2">dir2</text:span> (cf.~<text:span text:style-name="T1">fill</text:span>)</text:p>
          </text:list-item>
          <text:list-item>
            <text:p text:style-name="P11"><text:span text:style-name="T1">drc find</text:span>: locate DRC error</text:p>
          </text:list-item>
          <text:list-item>
            <text:p text:style-name="P11"><text:span text:style-name="T1">drc why</text:span>: explain DRC errors in box</text:p>
          </text:list-item>
          <text:list-item>
            <text:p text:style-name="P11"><text:span text:style-name="T1">dump</text:span> <text:span text:style-name="T2">cell</text:span>: copy given <text:span text:style-name="T2">cell</text:span> into current layout cell</text:p>
          </text:list-item>
          <text:list-item>
            <text:p text:style-name="P11"><text:span text:style-name="T1">erase</text:span> <text:span text:style-name="T2">layers</text:span>: erase comma-separated list of <text:span text:style-name="T2">layers</text:span> in box</text:p>
          </text:list-item>
          <text:list-item>
            <text:p text:style-name="P4"><text:span text:style-name="Source_5f_Text"><text:span text:style-name="T6">erase *</text:span></text:span><text:span text:style-name="T6">: all layers but not labels</text:span></text:p>
          </text:list-item>
          <text:list-item>
            <text:p text:style-name="P11"><text:span text:style-name="T1">erase $</text:span>: erase everything (like <text:span text:style-name="T1">ctrl-D</text:span>)</text:p>
          </text:list-item>
          <text:list-item>
            <text:p text:style-name="P11"><text:span text:style-name="T1">erase labels</text:span>: erase selected label(s) in box</text:p>
          </text:list-item>
          <text:list-item>
            <text:p text:style-name="P11"><text:span text:style-name="T1">fill</text:span> <text:span text:style-name="T2">dir</text:span>: extend layers from one side of box to the other in the given _dir_ection (cf.~<text:span text:style-name="T1">corner</text:span>)</text:p>
          </text:list-item>
          <text:list-item>
            <text:p text:style-name="P11"><text:span text:style-name="T1">findlabel</text:span> <text:span text:style-name="T2">label</text:span>: center the box on the <text:span text:style-name="T2">label</text:span></text:p>
          </text:list-item>
          <text:list-item>
            <text:p text:style-name="P11"><text:span text:style-name="T1">flatten</text:span> <text:span text:style-name="T2">cell</text:span>: flatten the current edit cell incl. hierarchy into a new <text:span text:style-name="T2">cell</text:span></text:p>
          </text:list-item>
          <text:list-item>
            <text:p text:style-name="P11"><text:span text:style-name="T1">flush</text:span>: revert edit cell to last state on disk</text:p>
          </text:list-item>
          <text:list-item>
            <text:p text:style-name="P11"><text:span text:style-name="T1">get</text:span> <text:span text:style-name="T2">cell</text:span>: instantiate <text:span text:style-name="T2">cell</text:span> into current edit cell</text:p>
          </text:list-item>
          <text:list-item>
            <text:p text:style-name="P11"><text:span text:style-name="T1">goto</text:span> <text:span text:style-name="T2">nodename</text:span>: move box to net <text:span text:style-name="T2">nodename</text:span>, throw error if not existing</text:p>
          </text:list-item>
          <text:list-item>
            <text:p text:style-name="P11"><text:span text:style-name="T1">help</text:span> [<text:span text:style-name="T2">pattern</text:span>]: shows help for various commands</text:p>
          </text:list-item>
          <text:list-item>
            <text:p text:style-name="P11"><text:span text:style-name="T1">identify</text:span> <text:span text:style-name="T2">cell-id</text:span>: name the selected cell as <text:span text:style-name="T2">cell-id</text:span></text:p>
          </text:list-item>
          <text:list-item>
            <text:p text:style-name="P11"><text:span text:style-name="T1">iroute</text:span>: interactive point-to-point router, from cursor to box</text:p>
          </text:list-item>
          <text:list-item>
            <text:p text:style-name="P11"><text:span text:style-name="T1">label</text:span> <text:span text:style-name="T2">string</text:span> [<text:span text:style-name="T2">position</text:span> [<text:span text:style-name="T2">layer</text:span>]]: create a point, line or box label</text:p>
          </text:list-item>
          <text:list-item>
            <text:p text:style-name="P11"><text:span text:style-name="T1">load</text:span> <text:span text:style-name="T2">cell</text:span>: open the <text:span text:style-name="T2">cell</text:span> in the layout window</text:p>
          </text:list-item>
          <text:list-item>
            <text:p text:style-name="P4"><text:span text:style-name="T7">macro</text:span><text:span text:style-name="T6"> [</text:span><text:span text:style-name="Source_5f_Text"><text:span text:style-name="T6">window_type</text:span></text:span><text:span text:style-name="T6">] [</text:span><text:span text:style-name="T8">key</text:span><text:span text:style-name="T6"> [</text:span><text:span text:style-name="T8">value</text:span><text:span text:style-name="T6">]]: new macro definition</text:span></text:p>
          </text:list-item>
          <text:list-item>
            <text:p text:style-name="P11"><text:span text:style-name="T1">measure</text:span> [<text:span text:style-name="T1">hor</text:span>|<text:span text:style-name="T1">ver</text:span>|<text:span text:style-name="T1">auto</text:span>]: create a ruler in the box</text:p>
          </text:list-item>
          <text:list-item>
            <text:p text:style-name="P11"><text:span text:style-name="T1">move</text:span> <text:span text:style-name="T2">x</text:span> <text:span text:style-name="T2">y</text:span>: <text:span text:style-name="T1">move</text:span> the selection to the <text:span text:style-name="T2">x</text:span>,<text:span text:style-name="T2">y</text:span> coordinate, or relative by specifying direction and distance; parameters are in lambda or in <text:span text:style-name="T2">um</text:span></text:p>
          </text:list-item>
          <text:list-item>
            <text:p text:style-name="P11"><text:span text:style-name="T1">paint</text:span> <text:span text:style-name="T2">layers</text:span>: paint the comma-separated list of <text:span text:style-name="T2">layers</text:span> in box</text:p>
          </text:list-item>
          <text:list-item>
            <text:p text:style-name="P11"><text:span text:style-name="T1">plot</text:span> <text:span text:style-name="T2">type</text:span> <text:span text:style-name="T2">filename</text:span>: plots a layout, either as <text:span text:style-name="T2">pnm</text:span> or <text:span text:style-name="T2">svg</text:span> type</text:p>
          </text:list-item>
          <text:list-item>
            <text:p text:style-name="P11"><text:span text:style-name="T1">plow</text:span> <text:span text:style-name="T2">dir</text:span>: move layout structures incl. connectivity in _dir_ection, see manual</text:p>
          </text:list-item>
          <text:list-item>
            <text:p text:style-name="P11"><text:span text:style-name="T1">port make</text:span>: create a port from selected label</text:p>
          </text:list-item>
          <text:list-item>
            <text:p text:style-name="P11"><text:span text:style-name="T1">port index</text:span> <text:span text:style-name="T2">number</text:span>: assign a port index (must match the number from schematic)</text:p>
          </text:list-item>
          <text:list-item>
            <text:p text:style-name="P11"><text:span text:style-name="T1">quit [-nocheck]</text:span>: exit magic (using <text:span text:style-name="T1">-nocheck</text:span> discards unsaved changes)</text:p>
          </text:list-item>
          <text:list-item>
            <text:p text:style-name="P11"><text:span text:style-name="T1">see [no]</text:span> <text:span text:style-name="T2">layers</text:span>: show or hide comma-separated list of <text:span text:style-name="T2">layers</text:span></text:p>
          </text:list-item>
          <text:list-item>
            <text:p text:style-name="P4"><text:span text:style-name="T7">see [no]</text:span><text:span text:style-name="T6"> </text:span><text:span text:style-name="Source_5f_Text"><text:span text:style-name="T6">*</text:span></text:span><text:span text:style-name="T6">: show or hide all layers</text:span></text:p>
          </text:list-item>
          <text:list-item>
            <text:p text:style-name="P11"><text:span text:style-name="T1">select save</text:span> <text:span text:style-name="T2">file</text:span>: Save selection as new <text:span text:style-name="T2">file</text:span>.mag</text:p>
          </text:list-item>
          <text:list-item>
            <text:p text:style-name="P11"><text:span text:style-name="T1">select short</text:span> <text:span text:style-name="T2">label1</text:span> <text:span text:style-name="T2">label2</text:span>: Find the path that electrically connects (shorts) the nodes labeled <text:span text:style-name="T2">label1</text:span> and <text:span text:style-name="T2">label2</text:span>.</text:p>
          </text:list-item>
          <text:list-item>
            <text:p text:style-name="P11"><text:span text:style-name="T1">straighten</text:span> <text:span text:style-name="T2">dir</text:span>: try to repair jogs by pulling in _dir_ection</text:p>
          </text:list-item>
          <text:list-item>
            <text:p text:style-name="P11"><text:span text:style-name="T1">tool</text:span>: changes the currently used <text:span text:style-name="T2">tool</text:span> to (box, wiring, netlist, pick)</text:p>
          </text:list-item>
          <text:list-item>
            <text:p text:style-name="P11"><text:span text:style-name="T1">redraw</text:span>: redraws the window</text:p>
          </text:list-item>
          <text:list-item>
            <text:p text:style-name="P11"><text:span text:style-name="T1">unmeasure</text:span>: remove all rulers in box</text:p>
          </text:list-item>
          <text:list-item>
            <text:p text:style-name="P11"><text:span text:style-name="T1">what</text:span>: print information about the current selection</text:p>
          </text:list-item>
          <text:list-item>
            <text:p text:style-name="P11"><text:span text:style-name="T1">xload</text:span> <text:span text:style-name="T2">cell</text:span>: open the <text:span text:style-name="T2">cell</text:span> in the layout window unexpanded</text:p>
          </text:list-item>
          <text:list-item>
            <text:p text:style-name="P11"><text:span text:style-name="T1">xview</text:span>: full view, with unexpanded cells</text:p>
          </text:list-item>
        </text:list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/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/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11in" fo:page-height="8.5in" style:num-format="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/>
    <dc:description/>
    <dc:subject/>
    <meta:keyword/>
    <meta:initial-creator/>
    <meta:creation-date>2024-05-17T16:38:43Z</meta:creation-date>
    <dc:date>2024-05-17T09:56:54.403781541</dc:date>
    <meta:editing-duration>PT4M46S</meta:editing-duration>
    <meta:editing-cycles>2</meta:editing-cycles>
    <meta:print-date>2024-05-17T09:56:53.385442238</meta:print-date>
    <meta:document-statistic meta:table-count="0" meta:image-count="0" meta:object-count="0" meta:page-count="2" meta:paragraph-count="132" meta:word-count="1069" meta:character-count="5600" meta:non-whitespace-character-count="4789"/>
  </office:meta>
</office:document-meta>
</file>